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rsid="00080ce0" officeooo:paragraph-rsid="00080ce0" style:font-size-asian="11pt" style:font-size-complex="11pt"/>
    </style:style>
    <style:style style:name="P2" style:family="paragraph" style:parent-style-name="Standard">
      <style:text-properties style:font-name="Arial" fo:font-size="11pt" fo:font-weight="bold" officeooo:rsid="00080ce0" officeooo:paragraph-rsid="00080ce0" style:font-size-asian="11pt" style:font-weight-asian="bold" style:font-size-complex="11pt" style:font-weight-complex="bold"/>
    </style:style>
    <style:style style:name="P3" style:family="paragraph" style:parent-style-name="Text_20_body">
      <style:text-properties style:font-name="Arial" fo:font-size="11pt" officeooo:rsid="00080ce0" officeooo:paragraph-rsid="00080ce0" style:font-size-asian="11pt" style:font-size-complex="11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Text_20_body">
      <style:text-properties style:font-name="Arial" fo:font-size="11pt" officeooo:paragraph-rsid="00080ce0" style:font-size-asian="11pt" style:font-size-complex="11pt"/>
    </style:style>
    <style:style style:name="T1" style:family="text">
      <style:text-properties officeooo:rsid="00080c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y 16 tasks:</text:p>
      <text:p text:style-name="P2"/>
      <text:p text:style-name="P2">1.</text:p>
      <text:p text:style-name="P3">1. I would like you to Create a variable called fastFood and assign the value Pizza, </text:p>
      <text:p text:style-name="P4"><text:s/>another variable called favColor with the value Red and a third </text:p>
      <text:p text:style-name="P4"><text:s/>variable called favDrink with the value lemonade. </text:p>
      <text:p text:style-name="P4">2. Console log the favDrink variable to show it's value. </text:p>
      <text:p text:style-name="P4">3. Change the value of the favFood variable to "Pasta", console log it's value. </text:p>
      <text:p text:style-name="P4">4. Create a variable, call it whatever you want and assign the value of your brithday. </text:p>
      <text:p text:style-name="P1"/>
      <text:p text:style-name="P2"/>
      <text:p text:style-name="P2">2.</text:p>
      <text:p text:style-name="P3">1. I would like you to Create a variable called fastFood and assign the value Pizza, </text:p>
      <text:p text:style-name="P4">another variable called favColor with the value Red and a third </text:p>
      <text:p text:style-name="P4">variable called favDrink with the value lemonade. </text:p>
      <text:p text:style-name="P4">2. Console log the favDrink variable to show it's value. </text:p>
      <text:p text:style-name="P4">3. Change the value of the favFood variable to "Pasta", console log it's value. </text:p>
      <text:p text:style-name="P4">4. Create a variable, call it whatever you want and assign the value of your brithday. </text:p>
      <text:p text:style-name="P2"/>
      <text:p text:style-name="P2">3.</text:p>
      <text:p text:style-name="P3">1. I would like you to Create a variable called fastFood and assign the value Pizza, </text:p>
      <text:p text:style-name="P4">another variable called favColor with the value Red and a third </text:p>
      <text:p text:style-name="P4">variable called favDrink with the value lemonade. </text:p>
      <text:p text:style-name="P4">2. Console log the favDrink variable to show it's value. </text:p>
      <text:p text:style-name="P4">3. Change the value of the favFood variable to "Pasta", console log it's value. </text:p>
      <text:p text:style-name="P4">4. Create a variable, call it whatever you want and assign the value of your brithday. </text:p>
      <text:p text:style-name="P4"/>
      <text:p text:style-name="P2">4.</text:p>
      <text:p text:style-name="P5"><text:span text:style-name="T1">1. I would like you to Create a variable called fastFood and assign the value Pizza,</text:span></text:p>
      <text:p text:style-name="P5">another variable called favColor with the value Red and a third </text:p>
      <text:p text:style-name="P4">variable called favDrink with the value lemonade. </text:p>
      <text:p text:style-name="P4">2. Console log the favDrink variable to show it's value. </text:p>
      <text:p text:style-name="P4">3. Change the value of the favFood variable to "Pasta", console log it's value. </text:p>
      <text:p text:style-name="P4">4. Create a variable, call it whatever you want and assign the value of your brithday. 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8:12:50.237000000</meta:creation-date>
    <dc:date>2024-01-23T18:16:52.128000000</dc:date>
    <meta:editing-duration>PT4M1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9" meta:word-count="303" meta:character-count="1714" meta:non-whitespace-character-count="1415"/>
  </office:meta>
</office:document-meta>
</file>